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00ff" draw:opacity="50%" draw:textarea-vertical-align="middle" draw:shadow-opacity="50%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opacity="1%" draw:textarea-vertical-align="middle" fo:padding-top="0.15cm" fo:padding-bottom="0.15cm" fo:padding-left="0.275cm" fo:padding-right="0.275cm" draw:shadow-opacity="1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4.191cm" svg:x="3.54cm" svg:y="14.589cm">
          <text:p text:style-name="P1">32x33</text:p>
        </draw:rect>
        <draw:rect draw:style-name="gr1" draw:text-style-name="P1" draw:layer="layout" svg:width="4.064cm" svg:height="3.175cm" svg:x="3.54cm" svg:y="7.858cm">
          <text:p text:style-name="P1">32x25</text:p>
        </draw:rect>
        <draw:rect draw:style-name="gr1" draw:text-style-name="P1" draw:layer="layout" svg:width="13.208cm" svg:height="10.922cm" svg:x="7.604cm" svg:y="7.858cm">
          <text:p text:style-name="P1">104x86</text:p>
        </draw:rect>
        <draw:rect draw:style-name="gr2" draw:text-style-name="P1" draw:layer="layout" svg:width="5.08cm" svg:height="7.62cm" svg:x="14.97cm" svg:y="9.89cm">
          <text:p text:style-name="P1">40x60</text:p>
        </draw:rect>
        <draw:rect draw:style-name="gr2" draw:text-style-name="P1" draw:layer="layout" svg:width="3.429cm" svg:height="3.429cm" svg:x="8.62cm" svg:y="11.16cm">
          <text:p text:style-name="P1">27x27</text:p>
        </draw:rect>
        <draw:rect draw:style-name="gr2" draw:text-style-name="P1" draw:layer="layout" svg:width="5.842cm" svg:height="3.683cm" svg:x="14.208cm" svg:y="13.827cm">
          <text:p text:style-name="P1">46x29</text:p>
        </draw:rect>
        <draw:frame draw:style-name="gr3" draw:text-style-name="P2" draw:layer="layout" svg:width="4.1cm" svg:height="2.601cm" svg:x="22.59cm" svg:y="15.351cm">
          <draw:text-box>
            <text:p><text:span text:style-name="T1">1x1.5 40x60</text:span></text:p>
            <text:p><text:span text:style-name="T1">1.156x.728 46x29</text:span></text:p>
            <text:p><text:span text:style-name="T1">.65x.65 26x26</text:span></text:p>
            <text:p><text:span text:style-name="T1">1.032x1.032 41x41</text:span></text:p>
            <text:p><text:span text:style-name="T1"/></text:p>
          </draw:text-box>
        </draw:frame>
        <draw:rect draw:style-name="gr2" draw:text-style-name="P1" draw:layer="layout" svg:width="3.302cm" svg:height="3.302cm" svg:x="15.097cm" svg:y="8.62cm">
          <text:p text:style-name="P1">26x26</text:p>
        </draw:rect>
        <draw:rect draw:style-name="gr2" draw:text-style-name="P1" draw:layer="layout" svg:width="5.207cm" svg:height="5.207cm" svg:x="14.843cm" svg:y="12.303cm">
          <text:p text:style-name="P1">41x41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29T10:46:09</meta:creation-date>
    <dc:date>2015-03-30T07:35:31</dc:date>
    <dc:creator>John Seamons</dc:creator>
    <meta:editing-duration>PT20H31M31S</meta:editing-duration>
    <meta:editing-cycles>14</meta:editing-cycles>
    <meta:generator>OpenOffice.org/3.4.1$Unix OpenOffice.org_project/341m1$Build-9593</meta:generator>
    <meta:document-statistic meta:object-count="9"/>
  </office:meta>
</office:document-meta>
</file>